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1323e" officeooo:paragraph-rsid="0011323e"/>
    </style:style>
    <style:style style:name="P2" style:family="paragraph" style:parent-style-name="Text_20_body">
      <style:text-properties officeooo:rsid="0011d93d" officeooo:paragraph-rsid="0011d93d"/>
    </style:style>
    <style:style style:name="P3" style:family="paragraph" style:parent-style-name="Text_20_body">
      <style:text-properties officeooo:rsid="00131026" officeooo:paragraph-rsid="00131026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officeooo:rsid="001567d2" officeooo:paragraph-rsid="001567d2"/>
    </style:style>
    <style:style style:name="P6" style:family="paragraph" style:parent-style-name="Text_20_body">
      <style:text-properties fo:font-style="italic" officeooo:rsid="001567d2" officeooo:paragraph-rsid="001567d2" style:font-style-asian="italic" style:font-style-complex="italic"/>
    </style:style>
    <style:style style:name="P7" style:family="paragraph" style:parent-style-name="Text_20_body">
      <style:text-properties fo:font-style="italic" officeooo:rsid="001567d2" officeooo:paragraph-rsid="0016a6c1" style:font-style-asian="italic" style:font-style-complex="italic"/>
    </style:style>
    <style:style style:name="P8" style:family="paragraph" style:parent-style-name="Text_20_body">
      <style:text-properties fo:font-style="italic" officeooo:rsid="001567d2" officeooo:paragraph-rsid="0017a8dc" style:font-style-asian="italic" style:font-style-complex="italic"/>
    </style:style>
    <style:style style:name="P9" style:family="paragraph" style:parent-style-name="Text_20_body">
      <style:text-properties fo:font-style="italic" officeooo:rsid="0017a8dc" officeooo:paragraph-rsid="0017a8dc" style:font-style-asian="italic" style:font-style-complex="italic"/>
    </style:style>
    <style:style style:name="P10" style:family="paragraph" style:parent-style-name="Text_20_body">
      <style:text-properties officeooo:paragraph-rsid="001567d2"/>
    </style:style>
    <style:style style:name="T1" style:family="text">
      <style:text-properties officeooo:rsid="0011d93d"/>
    </style:style>
    <style:style style:name="T2" style:family="text">
      <style:text-properties officeooo:rsid="00131026"/>
    </style:style>
    <style:style style:name="T3" style:family="text">
      <style:text-properties officeooo:rsid="001567d2"/>
    </style:style>
    <style:style style:name="T4" style:family="text">
      <style:text-properties fo:font-style="italic" officeooo:rsid="001567d2" style:font-style-asian="italic" style:font-style-complex="italic"/>
    </style:style>
    <style:style style:name="T5" style:family="text">
      <style:text-properties officeooo:rsid="0016a6c1"/>
    </style:style>
    <style:style style:name="T6" style:family="text">
      <style:text-properties officeooo:rsid="0017a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de Métagénomique</text:p>
      <text:p text:style-name="Subtitle">Fiche de rendu de TP</text:p>
      <text:p text:style-name="P5">Je vous conseille de remplir la trame de TP au fur et à mesure de votre avancée. Vous allez utiliser plusieurs logiciels obscurs don’t vous n’avez probablement jamais entendu parler. Vous risquer d’oublier de nombreux éléments à leur sujet si vous attendez le dernier moment pour remplir ce document. Veillez à bien mettre les commandes que vous avez tapé lors de leur utilisation</text:p>
      <text:h text:style-name="Heading_20_1" text:outline-level="1"/>
      <text:h text:style-name="Heading_20_1" text:outline-level="1">FastQC</text:h>
      <text:p text:style-name="P10"><text:span text:style-name="T4">A quoi sert FastQC ?</text:span><text:span text:style-name="T3"> </text:span></text:p>
      <text:p text:style-name="P5"/>
      <text:p text:style-name="P6">Qui est son créateur ? Combien de personnes ont contribué à sa réalisation ?</text:p>
      <text:p text:style-name="P6"/>
      <text:p text:style-name="P7">Copiez-collez ici la référence <text:span text:style-name="T5">appropriée</text:span> pour citer FastQC dans un article :</text:p>
      <text:p text:style-name="P5"/>
      <text:p text:style-name="P6">Est ce un logiciel Open Source ? Justifiez</text:p>
      <text:p text:style-name="Text_20_body"/>
      <text:p text:style-name="P6">Détaillez les commandes que vous avez utilisé. Que vous apprend FastQC par rapport à votre jheu de données ? </text:p>
      <text:p text:style-name="P6"/>
      <text:h text:style-name="Heading_20_1" text:outline-level="1">Assemblage</text:h>
      <text:p text:style-name="P6">Quel logiciel avez vous utilisé pour l’assemblage ? </text:p>
      <text:p text:style-name="P6"/>
      <text:p text:style-name="P6">Pourquoi avons nous utilisé ce logiciel et pas un autre comme MEGAHIT ? </text:p>
      <text:p text:style-name="P6"/>
      <text:p text:style-name="P6">Et ce un logiciel Open Source ?</text:p>
      <text:p text:style-name="P6"/>
      <text:p text:style-name="P7">Copiez-collez ici la référence <text:span text:style-name="T5">appropriée</text:span> pour citer <text:span text:style-name="T5">ce logiciel</text:span> dans un article :</text:p>
      <text:p text:style-name="P6"><text:tab/></text:p>
      <text:p text:style-name="P6"><text:soft-page-break/>Reportez ici vos statistiques d’assemblages. Elles se trouvent dans le fichier log du logiciel et également dans le log de slurm </text:p>
      <text:h text:style-name="Heading_20_2" text:outline-level="2">Visualisation</text:h>
      <text:p text:style-name="P6">Quel logiciel avez vous utilisé pour la visualisation du graph d’assemblage ?</text:p>
      <text:p text:style-name="P6"/>
      <text:p text:style-name="P8">Et ce un logiciel Open Source ? Justifiez</text:p>
      <text:p text:style-name="P8"/>
      <text:p text:style-name="P8">Copiez-collez ici la référence <text:span text:style-name="T5">appropriée</text:span> pour citer <text:span text:style-name="T5">ce logiciel</text:span> dans un article :</text:p>
      <text:p text:style-name="P8"/>
      <text:p text:style-name="P9">Quels critères vont ont orienté dans le choix votre sous-graph d’assemblage ?</text:p>
      <text:h text:style-name="Heading_20_1" text:outline-level="1">Identification</text:h>
      <text:p text:style-name="P2">Quel fasta avez vous utilisé, pourquoi ? </text:p>
      <text:p text:style-name="P2">Collez une capture d’écran du graph d’assemblage mettant en évidence votre MAG</text:p>
      <text:h text:style-name="Heading_20_1" text:outline-level="1">Binning Préhistorique </text:h>
      <text:p text:style-name="P2">Comment avez vous choisi votre séquence de départ ? </text:p>
      <text:p text:style-name="P2">Définissez contiguité</text:p>
      <text:p text:style-name="P2">Combien de séquences composent votre MAG ? Combien de nucléotides ?</text:p>
      <text:h text:style-name="Heading_20_1" text:outline-level="1">Annotation <text:span text:style-name="T1">de votre MAG</text:span></text:h>
      <text:p text:style-name="P2">Donnez la commande utilisée pour annoter votre MAG. </text:p>
      <text:p text:style-name="P2">Détaillez les caractéristiques d’annotation : Nombre de CDS, de tRNA, rRNA CRISPR etc. </text:p>
      <text:h text:style-name="Heading_20_1" text:outline-level="1">Taxonomie de votre MAG</text:h>
      <text:p text:style-name="P2">Détaillez le processus d’attribuytion taxonomique. Discutez de sa précision. Comment auriez vous pu vous y prendre pour que ce soit mieux ? </text:p>
      <text:p text:style-name="P2">Quelle est la taxonomie de votre MAG. </text:p>
      <text:h text:style-name="Heading_20_1" text:outline-level="1">Anvi’o sur votre MAG</text:h>
      <text:p text:style-name="P2">Votre MAG est il homogène ? </text:p>
      <text:h text:style-name="P4" text:outline-level="1">Exercice : Pseudo-Métagénomique</text:h>
      <text:p text:style-name="Text_20_body">- Détaillez vos observations. </text:p>
      <text:p text:style-name="Text_20_body">- Selon vous, combien d'organismes génétiquement distincts composent cet échantillon pseudo-métagénomique ? </text:p>
      <text:p text:style-name="Text_20_body">- Que pouvez vous dire sur la structure des MAGS ? Proposez des interprétations buiologiques des figures mathématiques observées. </text:p>
      <text:p text:style-name="Text_20_body">- Extrayez une portion de séquence de chaque graph. Blastez en brut sur le NCBI. Inférez une taxonomie potentielle. Expliquez sur quoi se base cette taxonomie.</text:p>
      <text:p text:style-name="Text_20_body">- A partir de la taxonomie inféré avec Blast, trouvez l'organisme considéré sur le NCBI. Téléchargez la séquence codante de son ARN 16S. Utilisez la fonction ```Blast``` de ```Bandage``` pour placer l'ARN sur votre graph. Qu'observez vous ? N'hésitez pas à jouer avec les paramètres de Blast si vous n'êtes pas satisfaits du résultat.</text:p>
      <text:p text:style-name="Text_20_body">- Faites un dessin sur du papier <text:span text:style-name="T2">ou avec paint</text:span> pour représenter, selon vous l'organisation potentielle des fragments d'ADN les uns par rapport aux autres.</text:p>
      <text:h text:style-name="Heading_20_2" text:outline-level="2">PROKKA </text:h>
      <text:p text:style-name="P2">Retombez vous sur votre estimation taxonomique première ? Avez vous confiance en ces données, justifiez. </text:p>
      <text:h text:style-name="Heading_20_2" text:outline-level="2">Anvi’o</text:h>
      <text:p text:style-name="P2">Que vous apprend l’output visuel d’Anvi’o ? </text:p>
      <text:p text:style-name="P3">Quelles informations d’annotations fonctionnelles vous donne Anvi’o ? </text:p>
      <text:h text:style-name="Heading_20_3" text:outline-level="3">Complétude de génome </text:h>
      <text:h text:style-name="Heading_20_3" text:outline-level="3">Visualisation </text:h>
      <text:p text:style-name="P3"/>
      <text:h text:style-name="Heading_20_1" text:outline-level="1">Conclusion</text:h>
      <text:p text:style-name="P3">Proposez une conclusion pour ce TP. Qu’avez vous appris ? Avez vous confiance dans vos mesures ? Justifiez ? Quelles sont les limites de vos analyses ? Quelles sont les perspectives et débouché d’un travail de cette forme ?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323e" officeooo:paragraph-rsid="0011323e"/>
    </style:style>
    <style:style style:name="MT1" style:family="text">
      <style:text-properties officeooo:rsid="001567d2"/>
    </style:style>
    <style:style style:name="MT2" style:family="text">
      <style:text-properties officeooo:rsid="0017a8d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s <text:span text:style-name="MT1">du </text:span><text:span text:style-name="MT2">trinôme</text:span> : </text:p>
        <text:p text:style-name="MP1">Date :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08:44.435003141</meta:creation-date>
    <dc:date>2025-01-29T11:39:18.474778118</dc:date>
    <meta:editing-duration>PT31M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54" meta:word-count="576" meta:character-count="3594" meta:non-whitespace-character-count="3045"/>
  </office:meta>
</office:document-meta>
</file>